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ckJsServiceRegistration.setMessageCodec( SockJsMessageCodec code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JsServiceRegistration.setWebSocketEnabled( boolean webSocketEnabl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JsServiceRegistration.createSockJsServi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ockJsServiceRegistration.setInterceptors( HandshakeInterceptor ... intercepto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ckJsServiceRegistration.setSuppressCors( boolean suppressCo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JsServiceRegistration.setTransportHandlers( TransportHandler ... handl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ckJsServiceRegistration.SockJsService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ockJsServiceRegistration.setTransportHandlerOverrides( TransportHandler ... handl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ckJsServiceRegistration.setClientLibraryUrl( String clientLibrary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JsServiceRegistration.setHttpMessageCacheSize( int httpMessageCache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JsServiceRegistration.setAllowedOriginPatterns( String ... allowedOriginPatter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ckJsServiceRegistration.setTaskScheduler( TaskScheduler schedu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ckJsServiceRegistration.setDisconnectDelay( long disconnectDela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JsServiceRegistration.setSessionCookieNeeded( boolean sessionCookieNeed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JsServiceRegistration.getTaskSchedu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ckJsServiceRegistration.getSockJsServic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9">
            <text:p text:style-name="Table_20_Contents">9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SockJsServiceRegistration.setHeartbeatTime( long heartbeatTi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ockJsServiceRegistration.setAllowedOrigins( String ... allowedOrigi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ockJsServiceRegistration.setStreamBytesLimit( int streamBytesLimi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